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cm" style:contextual-spacing="false" fo:line-height="150%">
        <style:tab-stops>
          <style:tab-stop style:position="1.251cm"/>
          <style:tab-stop style:position="2.752cm"/>
        </style:tab-stops>
      </style:paragraph-properties>
      <style:text-properties style:font-name="Courier New" style:font-name-complex="Courier New1"/>
    </style:style>
    <style:style style:name="P2" style:family="paragraph" style:parent-style-name="Frame_20_contents">
      <style:paragraph-properties fo:margin-top="0cm" fo:margin-bottom="0cm" style:contextual-spacing="false" fo:line-height="150%">
        <style:tab-stops>
          <style:tab-stop style:position="1.251cm"/>
          <style:tab-stop style:position="2.752cm"/>
        </style:tab-stops>
      </style:paragraph-properties>
    </style:style>
    <style:style style:name="P3" style:family="paragraph" style:parent-style-name="List_20_Paragraph" style:list-style-name="WWNum66">
      <style:paragraph-properties fo:margin-top="0cm" fo:margin-bottom="0cm" style:contextual-spacing="true" fo:line-height="150%">
        <style:tab-stops>
          <style:tab-stop style:position="1.251cm"/>
          <style:tab-stop style:position="2.752cm"/>
        </style:tab-stops>
      </style:paragraph-properties>
    </style:style>
    <style:style style:name="P4" style:family="paragraph" style:parent-style-name="List_20_Paragraph" style:list-style-name="WWNum67">
      <style:paragraph-properties fo:margin-top="0cm" fo:margin-bottom="0cm" style:contextual-spacing="true" fo:line-height="150%" fo:text-align="center" style:justify-single-word="false"/>
    </style:style>
    <style:style style:name="P5" style:family="paragraph" style:parent-style-name="List_20_Paragraph">
      <style:paragraph-properties fo:margin-top="0cm" fo:margin-bottom="0cm" style:contextual-spacing="true" fo:line-height="150%"/>
    </style:style>
    <style:style style:name="P6" style:family="paragraph" style:parent-style-name="List_20_Paragraph">
      <style:paragraph-properties fo:margin-left="2.032cm" fo:margin-top="0cm" fo:margin-bottom="0cm" style:contextual-spacing="true" fo:line-height="150%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Bookman Old Style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Bookman Old Style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Bookman Old Style" fo:font-weight="bold" style:font-weight-asian="bold" style:font-name-complex="Arial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use-window-font-color="true" loext:opacity="0%" style:font-name="Courier New" fo:font-size="12pt" style:font-size-asian="12pt" style:font-name-complex="Courier New1" style:font-size-complex="12pt"/>
    </style:style>
    <style:style style:name="T2" style:family="text">
      <style:text-properties style:font-name="Courier New" fo:font-size="12pt" style:font-size-asian="12pt" style:font-name-complex="Courier New1" style:font-size-complex="12pt"/>
    </style:style>
    <style:style style:name="T3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4" style:family="text">
      <style:text-properties style:font-name="Courier New" style:font-name-complex="Courier New1"/>
    </style:style>
    <style:style style:name="T5" style:family="text">
      <style:text-properties style:font-name="Courier New" style:font-name-complex="Courier New1" style:font-weight-complex="bold"/>
    </style:style>
    <style:style style:name="T6" style:family="text">
      <style:text-properties style:font-name="Courier New" fo:font-weight="bold" style:font-weight-asian="bold" style:font-name-complex="Courier New1"/>
    </style:style>
    <style:style style:name="T7" style:family="text">
      <style:text-properties style:font-name="Courier New" fo:font-weight="bold" style:font-weight-asian="bold" style:font-name-complex="Courier New1" style:font-weight-complex="bold"/>
    </style:style>
    <style:style style:name="T8" style:family="text">
      <style:text-properties style:font-name="Bookman Old Style" fo:font-size="10pt" fo:font-weight="bold" style:font-size-asian="10pt" style:font-weight-asian="bold" style:font-name-complex="Arial" style:font-size-complex="10pt"/>
    </style:style>
    <style:style style:name="T9" style:family="text">
      <style:text-properties style:font-name="Bookman Old Style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Bookman Old Style" fo:font-weight="bold" style:font-weight-asian="bold" style:font-name-complex="Arial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7.54cm" fo:min-width="14.134cm" fo:padding-top="0.127cm" fo:padding-bottom="0.127cm" fo:padding-left="0.254cm" fo:padding-right="0.254cm" fo:wrap-option="wrap" loext:decorative="false" fo:margin-left="0cm" fo:margin-right="0.071cm" fo:margin-top="0cm" fo:margin-bottom="0.04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 loext:marker-style-name="T2"><text:s text:c="11"/><text:span text:style-name="T1">Dados Internacionais de Catalogação na Publicação (CIP)</text:span><text:span text:style-name="T1"/></text:h>
      <text:p text:style-name="P7" loext:marker-style-name="T8"><draw:custom-shape text:anchor-type="char" draw:z-index="0" draw:name="Text Box 2" draw:style-name="gr1" draw:text-style-name="P11" svg:width="14.641cm" svg:height="17.793cm" svg:x="0.557cm" svg:y="0.462cm"><text:p text:style-name="P1" loext:marker-style-name="T4"/><text:p text:style-name="P2" loext:marker-style-name="T4"><text:span text:style-name="T4"><text:tab/>Brasil. Ministério do Desenvolvimento e Assistência </text:span><text:span text:style-name="T4"/></text:p><text:p text:style-name="P2" loext:marker-style-name="T4"><text:span text:style-name="T4"><text:tab/> <text:s text:c="2"/>Social, Família e Combate à Fome. Secretaria </text:span><text:span text:style-name="T4"/></text:p><text:p text:style-name="P2" loext:marker-style-name="T4"><text:span text:style-name="T4"><text:tab/> <text:s text:c="2"/>nacional de Assistência Social. Secretaria de</text:span><text:span text:style-name="T4"/></text:p><text:p text:style-name="P2" loext:marker-style-name="T4"><text:span text:style-name="T4"><text:tab/> <text:s text:c="2"/>Avaliação, Gestão da Informação e Cadastro Único.</text:span><text:span text:style-name="T4"/></text:p><text:p text:style-name="P2" loext:marker-style-name="T4"><text:span text:style-name="T4"><text:tab/> <text:s text:c="2"/>Censo SUAS 2022 : análise dos componentes </text:span><text:span text:style-name="T4"/></text:p><text:p text:style-name="P2" loext:marker-style-name="T4"><text:span text:style-name="T4"><text:tab/>sistêmicos da Política Nacional de Assistência Social /</text:span><text:span text:style-name="T4"/></text:p><text:p text:style-name="P2" loext:marker-style-name="T4"><text:span text:style-name="T4"><text:tab/>coordenação geral Joana Simões de Melo Costa, Shirley </text:span><text:span text:style-name="T4"/></text:p><text:p text:style-name="P2" loext:marker-style-name="T4"><text:span text:style-name="T4"><text:tab/>de Lima Samico ; concepção e organização de textos </text:span><text:span text:style-name="T4"/></text:p><text:p text:style-name="P2" loext:marker-style-name="T4"><text:span text:style-name="T4"><text:s text:c="5"/>Clara Carolina de Sá, Elizangela Cardoso de Araújo </text:span><text:span text:style-name="T4"/></text:p><text:p text:style-name="P2" loext:marker-style-name="T4"><text:span text:style-name="T4"><text:s text:c="5"/>Silva e Shirley Samica. -- 1.ed. – Brasília, DF : </text:span><text:span text:style-name="T4"/></text:p><text:p text:style-name="P2" loext:marker-style-name="T4"><text:span text:style-name="T4"><text:s text:c="5"/>Ministério do Desenvolvimento e Assistência Social, </text:span><text:span text:style-name="T4"/></text:p><text:p text:style-name="P2" loext:marker-style-name="T4"><text:span text:style-name="T4"><text:s text:c="5"/>Família e Combate à Fome, 2024. </text:span><text:span text:style-name="T4"/></text:p><text:p text:style-name="P2" loext:marker-style-name="T4"><text:span text:style-name="T4"><text:tab/> <text:s text:c="2"/>HTML</text:span><text:span text:style-name="T4"/></text:p><text:p text:style-name="P1" loext:marker-style-name="T4"/><text:p text:style-name="P2" loext:marker-style-name="T4"><text:span text:style-name="T4"><text:tab/> <text:s text:c="2"/>Vários colaboradores.</text:span><text:span text:style-name="T4"/></text:p><text:p text:style-name="P2" loext:marker-style-name="T4"><text:span text:style-name="T4"><text:tab/> <text:s text:c="2"/>Bibliografia.</text:span><text:span text:style-name="T4"/></text:p><text:p text:style-name="P2" loext:marker-style-name="T4"><text:span text:style-name="T4"><text:tab/> <text:s text:c="2"/>ISBN 978-65-01-01956-7</text:span><text:span text:style-name="T4"/></text:p><text:p text:style-name="P1" loext:marker-style-name="T4"/><text:list text:style-name="WWNum66"><text:list-item><text:p text:style-name="P3" loext:marker-style-name="T4"><text:span text:style-name="T4">Assistência social – Brasil. 2. Censo – Aspectos </text:span><text:span text:style-name="T4"/></text:p></text:list-item></text:list><text:p text:style-name="P2" loext:marker-style-name="T4"><text:span text:style-name="T4"><text:tab/>sociais. 3. Políticas públicas sociais. 4. Sistema </text:span><text:span text:style-name="T4"/></text:p><text:p text:style-name="P2" loext:marker-style-name="T4"><text:span text:style-name="T4"><text:s text:c="5"/>Único de Assistência Social (SUAS). I. Costa, Joana </text:span><text:span text:style-name="T4"/></text:p><text:p text:style-name="P2" loext:marker-style-name="T4"><text:span text:style-name="T4"><text:s text:c="5"/>Simões de Melo. II. Samico, Shirley de Lima. III. Sá,</text:span><text:span text:style-name="T4"/></text:p><text:p text:style-name="P2" loext:marker-style-name="T4"><text:span text:style-name="T4"><text:s text:c="5"/>Clara Carolina de. IV. Silva, Elizangela Cardoso de </text:span><text:span text:style-name="T4"/></text:p><text:p text:style-name="P2" loext:marker-style-name="T4"><text:span text:style-name="T4"><text:s text:c="5"/>Araújo.</text:span><text:span text:style-name="T4"/></text:p><text:p text:style-name="P1" loext:marker-style-name="T4"/><text:p text:style-name="P2" loext:marker-style-name="T4"><text:span text:style-name="T4">12-2024/94<text:tab/><text:tab/><text:tab/><text:tab/><text:tab/><text:tab/><text:tab/><text:tab/>CDD 362.0981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<text:s text:c="7"/>(BENITEZ Catalogação Ass. Editorial, MS, Brasil)</text:span></text:p>
      <text:p text:style-name="P8" loext:marker-style-name="T8"/>
      <text:p text:style-name="P8" loext:marker-style-name="T8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9" loext:marker-style-name="T9"/>
      <text:p text:style-name="P7" loext:marker-style-name="T10"><text:span text:style-name="T10"><text:s text:c="19"/></text:span><text:span text:style-name="T10"/></text:p>
      <text:p text:style-name="P7" loext:marker-style-name="T10"><text:span text:style-name="T10"><text:s text:c="26"/></text:span><text:span text:style-name="T10"/></text:p>
      <text:p text:style-name="P7" loext:marker-style-name="T10"><text:span text:style-name="T10"><text:s text:c="25"/></text:span><text:span text:style-name="T10"/></text:p>
      <text:p text:style-name="P7" loext:marker-style-name="T10"><text:span text:style-name="T10"><text:s text:c="24"/></text:span><text:span text:style-name="T10"/></text:p>
      <text:p text:style-name="P7" loext:marker-style-name="T10"><text:span text:style-name="T10"><text:s text:c="24"/></text:span><text:span text:style-name="T10"/></text:p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10" loext:marker-style-name="T10"/>
      <text:p text:style-name="P7" loext:marker-style-name="T6"><text:span text:style-name="T10"><text:s text:c="29"/></text:span><text:span text:style-name="T6">Índice para catálogo sistemático:</text:span></text:p>
      <text:list text:style-name="WWNum67">
        <text:list-item>
          <text:p text:style-name="P4" loext:marker-style-name="T5"><text:span text:style-name="T5">Brasil : Assistência social : Políticas públicas : Problemas </text:span><text:span text:style-name="T5"/></text:p>
        </text:list-item>
      </text:list>
      <text:p text:style-name="P5" loext:marker-style-name="T5"><text:span text:style-name="T5"><text:s text:c="4"/>sociais <text:s text:c="2"/>362.0981</text:span><text:span text:style-name="T5"/></text:p>
      <text:p text:style-name="P6" loext:marker-style-name="T4"><text:span text:style-name="T7">Aline Graziele Benitez – Bibliotecária - CRB-1/3129</text:span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F" style:font-size-asian="11pt" style:language-asian="pt" style:country-asian="BR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Bookman Old Style" fo:font-family="'Bookman Old Style'" style:font-family-generic="roman" style:font-pitch="variable" fo:font-size="12pt" style:font-size-asian="12pt" style:font-name-complex="Bookman Old Style1" style:font-family-complex="'Bookman Old Style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har" style:display-name="Título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Courier New" fo:font-family="'Courier New'" style:font-family-generic="roman" style:font-pitch="variable" style:font-name-asian="F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ListLabel_20_424" style:display-name="ListLabel 424" style:family="text"/>
    <style:style style:name="ListLabel_20_425" style:display-name="ListLabel 425" style:family="text"/>
    <style:style style:name="ListLabel_20_426" style:display-name="ListLabel 426" style:family="text"/>
    <style:style style:name="ListLabel_20_427" style:display-name="ListLabel 427" style:family="text"/>
    <style:style style:name="ListLabel_20_428" style:display-name="ListLabel 428" style:family="text"/>
    <style:style style:name="ListLabel_20_429" style:display-name="ListLabel 429" style:family="text"/>
    <style:style style:name="ListLabel_20_430" style:display-name="ListLabel 430" style:family="text"/>
    <style:style style:name="ListLabel_20_431" style:display-name="ListLabel 431" style:family="text"/>
    <style:style style:name="ListLabel_20_432" style:display-name="ListLabel 432" style:family="text"/>
    <style:style style:name="ListLabel_20_433" style:display-name="ListLabel 433" style:family="text"/>
    <style:style style:name="ListLabel_20_434" style:display-name="ListLabel 434" style:family="text"/>
    <style:style style:name="ListLabel_20_435" style:display-name="ListLabel 435" style:family="text"/>
    <style:style style:name="ListLabel_20_436" style:display-name="ListLabel 436" style:family="text"/>
    <style:style style:name="ListLabel_20_437" style:display-name="ListLabel 437" style:family="text"/>
    <style:style style:name="ListLabel_20_438" style:display-name="ListLabel 438" style:family="text"/>
    <style:style style:name="ListLabel_20_439" style:display-name="ListLabel 439" style:family="text"/>
    <style:style style:name="ListLabel_20_440" style:display-name="ListLabel 440" style:family="text"/>
    <style:style style:name="ListLabel_20_441" style:display-name="ListLabel 441" style:family="text"/>
    <style:style style:name="ListLabel_20_442" style:display-name="ListLabel 442" style:family="text"/>
    <style:style style:name="ListLabel_20_443" style:display-name="ListLabel 443" style:family="text"/>
    <style:style style:name="ListLabel_20_444" style:display-name="ListLabel 444" style:family="text"/>
    <style:style style:name="ListLabel_20_445" style:display-name="ListLabel 445" style:family="text"/>
    <style:style style:name="ListLabel_20_446" style:display-name="ListLabel 446" style:family="text"/>
    <style:style style:name="ListLabel_20_447" style:display-name="ListLabel 447" style:family="text"/>
    <style:style style:name="ListLabel_20_448" style:display-name="ListLabel 448" style:family="text"/>
    <style:style style:name="ListLabel_20_449" style:display-name="ListLabel 449" style:family="text"/>
    <style:style style:name="ListLabel_20_450" style:display-name="ListLabel 450" style:family="text"/>
    <style:style style:name="ListLabel_20_451" style:display-name="ListLabel 451" style:family="text"/>
    <style:style style:name="ListLabel_20_452" style:display-name="ListLabel 452" style:family="text"/>
    <style:style style:name="ListLabel_20_453" style:display-name="ListLabel 453" style:family="text"/>
    <style:style style:name="ListLabel_20_454" style:display-name="ListLabel 454" style:family="text"/>
    <style:style style:name="ListLabel_20_455" style:display-name="ListLabel 455" style:family="text"/>
    <style:style style:name="ListLabel_20_456" style:display-name="ListLabel 456" style:family="text"/>
    <style:style style:name="ListLabel_20_457" style:display-name="ListLabel 457" style:family="text"/>
    <style:style style:name="ListLabel_20_458" style:display-name="ListLabel 458" style:family="text"/>
    <style:style style:name="ListLabel_20_459" style:display-name="ListLabel 459" style:family="text"/>
    <style:style style:name="ListLabel_20_460" style:display-name="ListLabel 460" style:family="text"/>
    <style:style style:name="ListLabel_20_461" style:display-name="ListLabel 461" style:family="text"/>
    <style:style style:name="ListLabel_20_462" style:display-name="ListLabel 462" style:family="text"/>
    <style:style style:name="ListLabel_20_463" style:display-name="ListLabel 463" style:family="text"/>
    <style:style style:name="ListLabel_20_464" style:display-name="ListLabel 464" style:family="text"/>
    <style:style style:name="ListLabel_20_465" style:display-name="ListLabel 465" style:family="text"/>
    <style:style style:name="ListLabel_20_466" style:display-name="ListLabel 466" style:family="text"/>
    <style:style style:name="ListLabel_20_467" style:display-name="ListLabel 467" style:family="text"/>
    <style:style style:name="ListLabel_20_468" style:display-name="ListLabel 468" style:family="text"/>
    <style:style style:name="ListLabel_20_469" style:display-name="ListLabel 469" style:family="text"/>
    <style:style style:name="ListLabel_20_470" style:display-name="ListLabel 470" style:family="text"/>
    <style:style style:name="ListLabel_20_471" style:display-name="ListLabel 471" style:family="text"/>
    <style:style style:name="ListLabel_20_472" style:display-name="ListLabel 472" style:family="text"/>
    <style:style style:name="ListLabel_20_473" style:display-name="ListLabel 473" style:family="text"/>
    <style:style style:name="ListLabel_20_474" style:display-name="ListLabel 474" style:family="text"/>
    <style:style style:name="ListLabel_20_475" style:display-name="ListLabel 475" style:family="text"/>
    <style:style style:name="ListLabel_20_476" style:display-name="ListLabel 476" style:family="text"/>
    <style:style style:name="ListLabel_20_477" style:display-name="ListLabel 477" style:family="text"/>
    <style:style style:name="ListLabel_20_478" style:display-name="ListLabel 478" style:family="text"/>
    <style:style style:name="ListLabel_20_479" style:display-name="ListLabel 479" style:family="text"/>
    <style:style style:name="ListLabel_20_480" style:display-name="ListLabel 480" style:family="text"/>
    <style:style style:name="ListLabel_20_481" style:display-name="ListLabel 481" style:family="text"/>
    <style:style style:name="ListLabel_20_482" style:display-name="ListLabel 482" style:family="text"/>
    <style:style style:name="ListLabel_20_483" style:display-name="ListLabel 483" style:family="text"/>
    <style:style style:name="ListLabel_20_484" style:display-name="ListLabel 484" style:family="text"/>
    <style:style style:name="ListLabel_20_485" style:display-name="ListLabel 485" style:family="text"/>
    <style:style style:name="ListLabel_20_486" style:display-name="ListLabel 486" style:family="text"/>
    <style:style style:name="ListLabel_20_487" style:display-name="ListLabel 487" style:family="text"/>
    <style:style style:name="ListLabel_20_488" style:display-name="ListLabel 488" style:family="text"/>
    <style:style style:name="ListLabel_20_489" style:display-name="ListLabel 489" style:family="text"/>
    <style:style style:name="ListLabel_20_490" style:display-name="ListLabel 490" style:family="text"/>
    <style:style style:name="ListLabel_20_491" style:display-name="ListLabel 491" style:family="text"/>
    <style:style style:name="ListLabel_20_492" style:display-name="ListLabel 492" style:family="text"/>
    <style:style style:name="ListLabel_20_493" style:display-name="ListLabel 493" style:family="text"/>
    <style:style style:name="ListLabel_20_494" style:display-name="ListLabel 494" style:family="text"/>
    <style:style style:name="ListLabel_20_495" style:display-name="ListLabel 495" style:family="text"/>
    <style:style style:name="ListLabel_20_496" style:display-name="ListLabel 496" style:family="text"/>
    <style:style style:name="ListLabel_20_497" style:display-name="ListLabel 497" style:family="text"/>
    <style:style style:name="ListLabel_20_498" style:display-name="ListLabel 498" style:family="text"/>
    <style:style style:name="ListLabel_20_499" style:display-name="ListLabel 499" style:family="text"/>
    <style:style style:name="ListLabel_20_500" style:display-name="ListLabel 500" style:family="text"/>
    <style:style style:name="ListLabel_20_501" style:display-name="ListLabel 501" style:family="text"/>
    <style:style style:name="ListLabel_20_502" style:display-name="ListLabel 502" style:family="text"/>
    <style:style style:name="ListLabel_20_503" style:display-name="ListLabel 503" style:family="text"/>
    <style:style style:name="ListLabel_20_504" style:display-name="ListLabel 504" style:family="text"/>
    <style:style style:name="ListLabel_20_505" style:display-name="ListLabel 505" style:family="text"/>
    <style:style style:name="ListLabel_20_506" style:display-name="ListLabel 506" style:family="text"/>
    <style:style style:name="ListLabel_20_507" style:display-name="ListLabel 507" style:family="text"/>
    <style:style style:name="ListLabel_20_508" style:display-name="ListLabel 508" style:family="text"/>
    <style:style style:name="ListLabel_20_509" style:display-name="ListLabel 509" style:family="text"/>
    <style:style style:name="ListLabel_20_510" style:display-name="ListLabel 510" style:family="text"/>
    <style:style style:name="ListLabel_20_511" style:display-name="ListLabel 511" style:family="text"/>
    <style:style style:name="ListLabel_20_512" style:display-name="ListLabel 512" style:family="text"/>
    <style:style style:name="ListLabel_20_513" style:display-name="ListLabel 513" style:family="text"/>
    <style:style style:name="ListLabel_20_514" style:display-name="ListLabel 514" style:family="text"/>
    <style:style style:name="ListLabel_20_515" style:display-name="ListLabel 515" style:family="text"/>
    <style:style style:name="ListLabel_20_516" style:display-name="ListLabel 516" style:family="text"/>
    <style:style style:name="ListLabel_20_517" style:display-name="ListLabel 517" style:family="text"/>
    <style:style style:name="ListLabel_20_518" style:display-name="ListLabel 518" style:family="text"/>
    <style:style style:name="ListLabel_20_519" style:display-name="ListLabel 519" style:family="text"/>
    <style:style style:name="ListLabel_20_520" style:display-name="ListLabel 520" style:family="text"/>
    <style:style style:name="ListLabel_20_521" style:display-name="ListLabel 521" style:family="text"/>
    <style:style style:name="ListLabel_20_522" style:display-name="ListLabel 522" style:family="text"/>
    <style:style style:name="ListLabel_20_523" style:display-name="ListLabel 523" style:family="text"/>
    <style:style style:name="ListLabel_20_524" style:display-name="ListLabel 524" style:family="text"/>
    <style:style style:name="ListLabel_20_525" style:display-name="ListLabel 525" style:family="text"/>
    <style:style style:name="ListLabel_20_526" style:display-name="ListLabel 526" style:family="text"/>
    <style:style style:name="ListLabel_20_527" style:display-name="ListLabel 527" style:family="text"/>
    <style:style style:name="ListLabel_20_528" style:display-name="ListLabel 528" style:family="text"/>
    <style:style style:name="ListLabel_20_529" style:display-name="ListLabel 529" style:family="text"/>
    <style:style style:name="ListLabel_20_530" style:display-name="ListLabel 530" style:family="text"/>
    <style:style style:name="ListLabel_20_531" style:display-name="ListLabel 531" style:family="text"/>
    <style:style style:name="ListLabel_20_532" style:display-name="ListLabel 532" style:family="text"/>
    <style:style style:name="ListLabel_20_533" style:display-name="ListLabel 533" style:family="text"/>
    <style:style style:name="ListLabel_20_534" style:display-name="ListLabel 534" style:family="text"/>
    <style:style style:name="ListLabel_20_535" style:display-name="ListLabel 535" style:family="text"/>
    <style:style style:name="ListLabel_20_536" style:display-name="ListLabel 536" style:family="text"/>
    <style:style style:name="ListLabel_20_537" style:display-name="ListLabel 537" style:family="text"/>
    <style:style style:name="ListLabel_20_538" style:display-name="ListLabel 538" style:family="text"/>
    <style:style style:name="ListLabel_20_539" style:display-name="ListLabel 539" style:family="text"/>
    <style:style style:name="ListLabel_20_540" style:display-name="ListLabel 540" style:family="text"/>
    <style:style style:name="ListLabel_20_541" style:display-name="ListLabel 541" style:family="text"/>
    <style:style style:name="ListLabel_20_542" style:display-name="ListLabel 542" style:family="text"/>
    <style:style style:name="ListLabel_20_543" style:display-name="ListLabel 543" style:family="text"/>
    <style:style style:name="ListLabel_20_544" style:display-name="ListLabel 544" style:family="text"/>
    <style:style style:name="ListLabel_20_545" style:display-name="ListLabel 545" style:family="text"/>
    <style:style style:name="ListLabel_20_546" style:display-name="ListLabel 546" style:family="text"/>
    <style:style style:name="ListLabel_20_547" style:display-name="ListLabel 547" style:family="text"/>
    <style:style style:name="ListLabel_20_548" style:display-name="ListLabel 548" style:family="text"/>
    <style:style style:name="ListLabel_20_549" style:display-name="ListLabel 549" style:family="text"/>
    <style:style style:name="ListLabel_20_550" style:display-name="ListLabel 550" style:family="text"/>
    <style:style style:name="ListLabel_20_551" style:display-name="ListLabel 551" style:family="text"/>
    <style:style style:name="ListLabel_20_552" style:display-name="ListLabel 552" style:family="text"/>
    <style:style style:name="ListLabel_20_553" style:display-name="ListLabel 553" style:family="text"/>
    <style:style style:name="ListLabel_20_554" style:display-name="ListLabel 554" style:family="text"/>
    <style:style style:name="ListLabel_20_555" style:display-name="ListLabel 555" style:family="text"/>
    <style:style style:name="ListLabel_20_556" style:display-name="ListLabel 556" style:family="text"/>
    <style:style style:name="ListLabel_20_557" style:display-name="ListLabel 557" style:family="text"/>
    <style:style style:name="ListLabel_20_558" style:display-name="ListLabel 558" style:family="text"/>
    <style:style style:name="ListLabel_20_559" style:display-name="ListLabel 559" style:family="text"/>
    <style:style style:name="ListLabel_20_560" style:display-name="ListLabel 560" style:family="text"/>
    <style:style style:name="ListLabel_20_561" style:display-name="ListLabel 561" style:family="text"/>
    <style:style style:name="ListLabel_20_562" style:display-name="ListLabel 562" style:family="text"/>
    <style:style style:name="ListLabel_20_563" style:display-name="ListLabel 563" style:family="text"/>
    <style:style style:name="ListLabel_20_564" style:display-name="ListLabel 564" style:family="text"/>
    <style:style style:name="ListLabel_20_565" style:display-name="ListLabel 565" style:family="text"/>
    <style:style style:name="ListLabel_20_566" style:display-name="ListLabel 566" style:family="text"/>
    <style:style style:name="ListLabel_20_567" style:display-name="ListLabel 567" style:family="text"/>
    <style:style style:name="ListLabel_20_568" style:display-name="ListLabel 568" style:family="text"/>
    <style:style style:name="ListLabel_20_569" style:display-name="ListLabel 569" style:family="text"/>
    <style:style style:name="ListLabel_20_570" style:display-name="ListLabel 570" style:family="text"/>
    <style:style style:name="ListLabel_20_571" style:display-name="ListLabel 571" style:family="text"/>
    <style:style style:name="ListLabel_20_572" style:display-name="ListLabel 572" style:family="text"/>
    <style:style style:name="ListLabel_20_573" style:display-name="ListLabel 573" style:family="text"/>
    <style:style style:name="ListLabel_20_574" style:display-name="ListLabel 574" style:family="text"/>
    <style:style style:name="ListLabel_20_575" style:display-name="ListLabel 575" style:family="text"/>
    <style:style style:name="ListLabel_20_576" style:display-name="ListLabel 576" style:family="text"/>
    <style:style style:name="ListLabel_20_577" style:display-name="ListLabel 577" style:family="text"/>
    <style:style style:name="ListLabel_20_578" style:display-name="ListLabel 578" style:family="text"/>
    <style:style style:name="ListLabel_20_579" style:display-name="ListLabel 579" style:family="text"/>
    <style:style style:name="ListLabel_20_580" style:display-name="ListLabel 580" style:family="text"/>
    <style:style style:name="ListLabel_20_581" style:display-name="ListLabel 581" style:family="text"/>
    <style:style style:name="ListLabel_20_582" style:display-name="ListLabel 582" style:family="text"/>
    <style:style style:name="ListLabel_20_583" style:display-name="ListLabel 583" style:family="text"/>
    <style:style style:name="ListLabel_20_584" style:display-name="ListLabel 584" style:family="text"/>
    <style:style style:name="ListLabel_20_585" style:display-name="ListLabel 585" style:family="text"/>
    <style:style style:name="ListLabel_20_586" style:display-name="ListLabel 586" style:family="text"/>
    <style:style style:name="ListLabel_20_587" style:display-name="ListLabel 587" style:family="text"/>
    <style:style style:name="ListLabel_20_588" style:display-name="ListLabel 588" style:family="text"/>
    <style:style style:name="ListLabel_20_589" style:display-name="ListLabel 589" style:family="text"/>
    <style:style style:name="ListLabel_20_590" style:display-name="ListLabel 590" style:family="text"/>
    <style:style style:name="ListLabel_20_591" style:display-name="ListLabel 591" style:family="text"/>
    <style:style style:name="ListLabel_20_592" style:display-name="ListLabel 592" style:family="text"/>
    <style:style style:name="ListLabel_20_593" style:display-name="ListLabel 593" style:family="text"/>
    <style:style style:name="ListLabel_20_594" style:display-name="ListLabel 594" style:family="text"/>
    <style:style style:name="ListLabel_20_595" style:display-name="ListLabel 595" style:family="text"/>
    <style:style style:name="ListLabel_20_596" style:display-name="ListLabel 596" style:family="text"/>
    <style:style style:name="ListLabel_20_597" style:display-name="ListLabel 597" style:family="text"/>
    <style:style style:name="ListLabel_20_598" style:display-name="ListLabel 598" style:family="text"/>
    <style:style style:name="ListLabel_20_599" style:display-name="ListLabel 599" style:family="text"/>
    <style:style style:name="ListLabel_20_600" style:display-name="ListLabel 600" style:family="text"/>
    <style:style style:name="ListLabel_20_601" style:display-name="ListLabel 601" style:family="text"/>
    <style:style style:name="ListLabel_20_602" style:display-name="ListLabel 602" style:family="text"/>
    <style:style style:name="ListLabel_20_603" style:display-name="ListLabel 60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8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57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27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97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67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37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007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77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1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5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2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6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89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59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29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99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69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3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0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79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22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9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3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0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42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4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1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5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2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62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94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75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6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3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25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2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9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06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3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0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87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4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48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57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27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297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67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37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07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77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2.346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16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86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5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26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96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66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3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5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5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974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1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84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24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94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3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75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145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15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85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95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2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495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765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0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5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2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2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2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2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2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2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05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75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45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615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8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55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425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95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5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5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145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15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85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955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25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95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765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35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5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5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5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5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5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7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7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7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7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7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7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946c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216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486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756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026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296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566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83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498c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68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38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3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78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48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118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88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5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50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777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047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317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587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857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127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397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16cm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86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56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26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6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6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36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3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3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33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3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3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943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3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34cm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0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74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44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14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84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54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24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1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4cm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1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8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5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2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9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6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3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52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92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62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32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0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42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8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351cm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21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9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61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31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01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971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41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41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1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1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1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2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2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2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42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2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2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2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2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3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3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43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3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3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3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3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3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3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4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4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44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44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44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44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44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44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44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44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45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45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5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5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5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5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5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5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5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5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46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6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6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6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6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6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6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6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6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46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33cm"/>
        </style:list-level-properties>
      </text:list-level-style-number>
      <text:list-level-style-number text:level="2" text:style-name="ListLabel_20_47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3" text:style-name="ListLabel_20_47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73cm"/>
        </style:list-level-properties>
      </text:list-level-style-number>
      <text:list-level-style-number text:level="4" text:style-name="ListLabel_20_47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043cm"/>
        </style:list-level-properties>
      </text:list-level-style-number>
      <text:list-level-style-number text:level="5" text:style-name="ListLabel_20_47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6" text:style-name="ListLabel_20_47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83cm"/>
        </style:list-level-properties>
      </text:list-level-style-number>
      <text:list-level-style-number text:level="7" text:style-name="ListLabel_20_47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853cm"/>
        </style:list-level-properties>
      </text:list-level-style-number>
      <text:list-level-style-number text:level="8" text:style-name="ListLabel_20_47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23cm"/>
        </style:list-level-properties>
      </text:list-level-style-number>
      <text:list-level-style-number text:level="9" text:style-name="ListLabel_20_47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47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47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48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48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48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48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48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48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48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48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2" text:style-name="ListLabel_20_48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2cm"/>
        </style:list-level-properties>
      </text:list-level-style-number>
      <text:list-level-style-number text:level="3" text:style-name="ListLabel_20_48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2cm"/>
        </style:list-level-properties>
      </text:list-level-style-number>
      <text:list-level-style-number text:level="4" text:style-name="ListLabel_20_49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5" text:style-name="ListLabel_20_49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2cm"/>
        </style:list-level-properties>
      </text:list-level-style-number>
      <text:list-level-style-number text:level="6" text:style-name="ListLabel_20_49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2cm"/>
        </style:list-level-properties>
      </text:list-level-style-number>
      <text:list-level-style-number text:level="7" text:style-name="ListLabel_20_49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8" text:style-name="ListLabel_20_49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2cm"/>
        </style:list-level-properties>
      </text:list-level-style-number>
      <text:list-level-style-number text:level="9" text:style-name="ListLabel_20_49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49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2" text:style-name="ListLabel_20_49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3" text:style-name="ListLabel_20_49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21cm"/>
        </style:list-level-properties>
      </text:list-level-style-number>
      <text:list-level-style-number text:level="4" text:style-name="ListLabel_20_49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5" text:style-name="ListLabel_20_50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6" text:style-name="ListLabel_20_50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31cm"/>
        </style:list-level-properties>
      </text:list-level-style-number>
      <text:list-level-style-number text:level="7" text:style-name="ListLabel_20_50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8" text:style-name="ListLabel_20_50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71cm"/>
        </style:list-level-properties>
      </text:list-level-style-number>
      <text:list-level-style-number text:level="9" text:style-name="ListLabel_20_50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50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995cm"/>
        </style:list-level-properties>
      </text:list-level-style-number>
      <text:list-level-style-number text:level="2" text:style-name="ListLabel_20_50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65cm"/>
        </style:list-level-properties>
      </text:list-level-style-number>
      <text:list-level-style-number text:level="3" text:style-name="ListLabel_20_50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35cm"/>
        </style:list-level-properties>
      </text:list-level-style-number>
      <text:list-level-style-number text:level="4" text:style-name="ListLabel_20_50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05cm"/>
        </style:list-level-properties>
      </text:list-level-style-number>
      <text:list-level-style-number text:level="5" text:style-name="ListLabel_20_50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75cm"/>
        </style:list-level-properties>
      </text:list-level-style-number>
      <text:list-level-style-number text:level="6" text:style-name="ListLabel_20_51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45cm"/>
        </style:list-level-properties>
      </text:list-level-style-number>
      <text:list-level-style-number text:level="7" text:style-name="ListLabel_20_51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615cm"/>
        </style:list-level-properties>
      </text:list-level-style-number>
      <text:list-level-style-number text:level="8" text:style-name="ListLabel_20_51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885cm"/>
        </style:list-level-properties>
      </text:list-level-style-number>
      <text:list-level-style-number text:level="9" text:style-name="ListLabel_20_51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51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51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51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51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51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51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52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52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52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52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52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52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52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52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52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52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53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53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5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2" text:style-name="ListLabel_20_5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3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3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54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82cm"/>
        </style:list-level-properties>
      </text:list-level-style-number>
      <text:list-level-style-number text:level="2" text:style-name="ListLabel_20_5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52cm"/>
        </style:list-level-properties>
      </text:list-level-style-number>
      <text:list-level-style-number text:level="3" text:style-name="ListLabel_20_5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22cm"/>
        </style:list-level-properties>
      </text:list-level-style-number>
      <text:list-level-style-number text:level="4" text:style-name="ListLabel_20_54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number>
      <text:list-level-style-number text:level="5" text:style-name="ListLabel_20_5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62cm"/>
        </style:list-level-properties>
      </text:list-level-style-number>
      <text:list-level-style-number text:level="6" text:style-name="ListLabel_20_5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32cm"/>
        </style:list-level-properties>
      </text:list-level-style-number>
      <text:list-level-style-number text:level="7" text:style-name="ListLabel_20_54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02cm"/>
        </style:list-level-properties>
      </text:list-level-style-number>
      <text:list-level-style-number text:level="8" text:style-name="ListLabel_20_5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72cm"/>
        </style:list-level-properties>
      </text:list-level-style-number>
      <text:list-level-style-number text:level="9" text:style-name="ListLabel_20_5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55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number>
      <text:list-level-style-number text:level="2" text:style-name="ListLabel_20_55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2cm"/>
        </style:list-level-properties>
      </text:list-level-style-number>
      <text:list-level-style-number text:level="3" text:style-name="ListLabel_20_55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2cm"/>
        </style:list-level-properties>
      </text:list-level-style-number>
      <text:list-level-style-number text:level="4" text:style-name="ListLabel_20_55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42cm"/>
        </style:list-level-properties>
      </text:list-level-style-number>
      <text:list-level-style-number text:level="5" text:style-name="ListLabel_20_55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2cm"/>
        </style:list-level-properties>
      </text:list-level-style-number>
      <text:list-level-style-number text:level="6" text:style-name="ListLabel_20_55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2cm"/>
        </style:list-level-properties>
      </text:list-level-style-number>
      <text:list-level-style-number text:level="7" text:style-name="ListLabel_20_55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52cm"/>
        </style:list-level-properties>
      </text:list-level-style-number>
      <text:list-level-style-number text:level="8" text:style-name="ListLabel_20_55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2cm"/>
        </style:list-level-properties>
      </text:list-level-style-number>
      <text:list-level-style-number text:level="9" text:style-name="ListLabel_20_55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55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2" text:style-name="ListLabel_20_5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318cm"/>
        </style:list-level-properties>
      </text:list-level-style-number>
      <text:list-level-style-number text:level="3" text:style-name="ListLabel_20_5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588cm"/>
        </style:list-level-properties>
      </text:list-level-style-number>
      <text:list-level-style-number text:level="4" text:style-name="ListLabel_20_56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5" text:style-name="ListLabel_20_5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128cm"/>
        </style:list-level-properties>
      </text:list-level-style-number>
      <text:list-level-style-number text:level="6" text:style-name="ListLabel_20_5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398cm"/>
        </style:list-level-properties>
      </text:list-level-style-number>
      <text:list-level-style-number text:level="7" text:style-name="ListLabel_20_56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8" text:style-name="ListLabel_20_5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938cm"/>
        </style:list-level-properties>
      </text:list-level-style-number>
      <text:list-level-style-number text:level="9" text:style-name="ListLabel_20_5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56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text:style-name="ListLabel_20_5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text:style-name="ListLabel_20_5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text:style-name="ListLabel_20_57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text:style-name="ListLabel_20_5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text:style-name="ListLabel_20_5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text:style-name="ListLabel_20_57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text:style-name="ListLabel_20_5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text:style-name="ListLabel_20_5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57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66cm"/>
        </style:list-level-properties>
      </text:list-level-style-number>
      <text:list-level-style-number text:level="2" text:style-name="ListLabel_20_5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36cm"/>
        </style:list-level-properties>
      </text:list-level-style-number>
      <text:list-level-style-number text:level="3" text:style-name="ListLabel_20_5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06cm"/>
        </style:list-level-properties>
      </text:list-level-style-number>
      <text:list-level-style-number text:level="4" text:style-name="ListLabel_20_58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376cm"/>
        </style:list-level-properties>
      </text:list-level-style-number>
      <text:list-level-style-number text:level="5" text:style-name="ListLabel_20_5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46cm"/>
        </style:list-level-properties>
      </text:list-level-style-number>
      <text:list-level-style-number text:level="6" text:style-name="ListLabel_20_5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16cm"/>
        </style:list-level-properties>
      </text:list-level-style-number>
      <text:list-level-style-number text:level="7" text:style-name="ListLabel_20_58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86cm"/>
        </style:list-level-properties>
      </text:list-level-style-number>
      <text:list-level-style-number text:level="8" text:style-name="ListLabel_20_5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56cm"/>
        </style:list-level-properties>
      </text:list-level-style-number>
      <text:list-level-style-number text:level="9" text:style-name="ListLabel_20_5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text:style-name="ListLabel_20_58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82cm"/>
        </style:list-level-properties>
      </text:list-level-style-number>
      <text:list-level-style-number text:level="2" text:style-name="ListLabel_20_5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52cm"/>
        </style:list-level-properties>
      </text:list-level-style-number>
      <text:list-level-style-number text:level="3" text:style-name="ListLabel_20_5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22cm"/>
        </style:list-level-properties>
      </text:list-level-style-number>
      <text:list-level-style-number text:level="4" text:style-name="ListLabel_20_58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92cm"/>
        </style:list-level-properties>
      </text:list-level-style-number>
      <text:list-level-style-number text:level="5" text:style-name="ListLabel_20_5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62cm"/>
        </style:list-level-properties>
      </text:list-level-style-number>
      <text:list-level-style-number text:level="6" text:style-name="ListLabel_20_5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32cm"/>
        </style:list-level-properties>
      </text:list-level-style-number>
      <text:list-level-style-number text:level="7" text:style-name="ListLabel_20_59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02cm"/>
        </style:list-level-properties>
      </text:list-level-style-number>
      <text:list-level-style-number text:level="8" text:style-name="ListLabel_20_5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72cm"/>
        </style:list-level-properties>
      </text:list-level-style-number>
      <text:list-level-style-number text:level="9" text:style-name="ListLabel_20_5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text:style-name="ListLabel_20_59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9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0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Escritório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NE BENITEZ</meta:initial-creator>
    <dc:creator>Aline Calegari</dc:creator>
    <meta:editing-cycles>2</meta:editing-cycles>
    <meta:print-date>2024-12-18T21:32:00</meta:print-date>
    <meta:creation-date>2024-12-20T03:29:00</meta:creation-date>
    <dc:date>2024-12-20T03:29:00</dc:date>
    <meta:editing-duration>PT2M</meta:editing-duration>
    <meta:generator>LibreOffice/24.2.7.2$Linux_X86_64 LibreOffice_project/420$Build-2</meta:generator>
    <meta:document-statistic meta:table-count="0" meta:image-count="0" meta:object-count="0" meta:page-count="1" meta:paragraph-count="34" meta:word-count="172" meta:character-count="1448" meta:non-whitespace-character-count="1034"/>
    <meta:user-defined meta:name="AppVersion">16.0000</meta:user-defined>
    <meta:user-defined meta:name="ContentTypeId">0x0101003AB70A264AD9404DA236CC3D9465CCAA</meta:user-defined>
    <meta:template xlink:type="simple" xlink:actuate="onRequest" xlink:title="Normal" xlink:href=""/>
  </office:meta>
</office:document-meta>
</file>